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11.876cm"/>
    </style:style>
    <style:style style:name="co3" style:family="table-column">
      <style:table-column-properties fo:break-before="auto" style:column-width="6.299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fo:background-color="#ffff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ackground-color="#dddddd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ackground-color="#b2b2b2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fo:background-color="#666666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ackground-color="#3333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0" style:family="table-cell" style:parent-style-name="Default">
      <style:table-cell-properties fo:background-color="#666666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333333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ff8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3" style:family="table-cell" style:parent-style-name="Default">
      <style:table-cell-properties fo:background-color="#ffff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ff000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>
      <style:table-cell-properties fo:background-color="#5983b0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able-cell-properties fo:background-color="#ff8000"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a933"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ackground-color="#ff0000" fo:padding="0.3cm" style:vertical-align="middle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king_par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ce2"/>
        <table:table-column table:style-name="co1" table:default-cell-style-name="ce1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designator_image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escription_lng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lcsc</text:p>
          </table:table-cell>
          <table:table-cell table:style-name="ce1" office:value-type="string" calcext:value-type="string">
            <text:p>link</text:p>
          </table:table-cell>
          <table:table-cell/>
          <table:table-cell table:style-name="ce1" table:number-columns-repeated="16374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table:formula="of:= &quot;[![&quot; &amp; [.A2] &amp; &quot;](images/part_&quot; &amp; [.A2] &amp; &quot;_140.jpg)](images/part_&quot; &amp; [.A2] &amp; &quot;.jpg) &quot;" office:value-type="string" office:string-value="[![u1](images/part_u1_140.jpg)](images/part_u1.jpg) " calcext:value-type="string">
            <text:p>[![u1](images/part_u1_140.jpg)](images/part_u1.jpg) </text:p>
          </table:table-cell>
          <table:table-cell table:style-name="ce2"/>
          <table:table-cell table:number-columns-repeated="2" table:style-name="ce2" office:value-type="string" calcext:value-type="string">
            <text:p>battery management ic</text:p>
          </table:table-cell>
          <table:table-cell table:style-name="ce2" office:value-type="string" calcext:value-type="string">
            <text:p>battery management ic chiplink tech cl4056d</text:p>
          </table:table-cell>
          <table:table-cell table:style-name="ce1" office:value-type="string" calcext:value-type="string">
            <text:p>cl4056d</text:p>
          </table:table-cell>
          <table:table-cell office:value-type="string" calcext:value-type="string">
            <text:p>C2920852</text:p>
          </table:table-cell>
          <table:table-cell office:value-type="string" calcext:value-type="string">
            <text:p><text:a xlink:href="https://jlcpcb.com/partdetail/ChipLinkTech-CL4056D/C2920852" xlink:type="simple">https://jlcpcb.com/partdetail/ChipLinkTech-CL4056D/C2920852</text:a>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u7</text:p>
          </table:table-cell>
          <table:table-cell table:style-name="ce2" table:formula="of:= &quot;[![&quot; &amp; [.A3] &amp; &quot;](images/part_&quot; &amp; [.A3] &amp; &quot;_140.jpg)](images/part_&quot; &amp; [.A3] &amp; &quot;.jpg) &quot;" office:value-type="string" office:string-value="[![u7](images/part_u7_140.jpg)](images/part_u7.jpg) " calcext:value-type="string">
            <text:p>[![u7](images/part_u7_140.jpg)](images/part_u7.jpg) </text:p>
          </table:table-cell>
          <table:table-cell table:style-name="ce2"/>
          <table:table-cell table:style-name="ce2" office:value-type="string" calcext:value-type="string">
            <text:p>stepper motor driver. Pinout compatible with drv8833</text:p>
          </table:table-cell>
          <table:table-cell table:style-name="ce2" office:value-type="string" calcext:value-type="string">
            <text:p>dual h bridge driver</text:p>
          </table:table-cell>
          <table:table-cell table:style-name="ce2" office:value-type="string" calcext:value-type="string">
            <text:p>dual h bridge driver sa8833c pinout compatible with drv8833</text:p>
          </table:table-cell>
          <table:table-cell table:style-name="ce5" office:value-type="string" calcext:value-type="string">
            <text:p>sa8833c</text:p>
          </table:table-cell>
          <table:table-cell office:value-type="string" calcext:value-type="string">
            <text:p>C3681295</text:p>
          </table:table-cell>
          <table:table-cell office:value-type="string" calcext:value-type="string">
            <text:p><text:a xlink:href="https://www.lcsc.com/product-detail/Motor-Driver-ICs_Texas-Instruments-DRV8833PW_C3681295.html" xlink:type="simple">https://www.lcsc.com/product-detail/Motor-Driver-ICs_Texas-Instruments-DRV8833PW_C3681295.html</text:a>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u8</text:p>
          </table:table-cell>
          <table:table-cell table:style-name="ce2" table:formula="of:= &quot;[![&quot; &amp; [.A4] &amp; &quot;](images/part_&quot; &amp; [.A4] &amp; &quot;_140.jpg)](images/part_&quot; &amp; [.A4] &amp; &quot;.jpg) &quot;" office:value-type="string" office:string-value="[![u8](images/part_u8_140.jpg)](images/part_u8.jpg) " calcext:value-type="string">
            <text:p>[![u8](images/part_u8_140.jpg)](images/part_u8.jpg) </text:p>
          </table:table-cell>
          <table:table-cell table:style-name="ce2"/>
          <table:table-cell table:style-name="ce2" office:value-type="string" calcext:value-type="string">
            <text:p>main mcu. Has a bank of high current gpio</text:p>
          </table:table-cell>
          <table:table-cell table:style-name="ce2" office:value-type="string" calcext:value-type="string">
            <text:p>microcontroller</text:p>
          </table:table-cell>
          <table:table-cell table:style-name="ce2" office:value-type="string" calcext:value-type="string">
            <text:p>microcontroller with high current gpio bank yichip yc3121</text:p>
          </table:table-cell>
          <table:table-cell table:style-name="ce1" office:value-type="string" calcext:value-type="string">
            <text:p>YC3121-L</text:p>
          </table:table-cell>
          <table:table-cell office:value-type="string" calcext:value-type="string">
            <text:p>C2916799</text:p>
          </table:table-cell>
          <table:table-cell office:value-type="string" calcext:value-type="string">
            <text:p>https://jlcpcb.com/partdetail/YICHIP-YC3121L/C2916799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u11</text:p>
          </table:table-cell>
          <table:table-cell table:style-name="ce2" table:formula="of:= &quot;[![&quot; &amp; [.A5] &amp; &quot;](images/part_&quot; &amp; [.A5] &amp; &quot;_140.jpg)](images/part_&quot; &amp; [.A5] &amp; &quot;.jpg) &quot;" office:value-type="string" office:string-value="[![u11](images/part_u11_140.jpg)](images/part_u11.jpg) " calcext:value-type="string">
            <text:p>[![u11](images/part_u11_140.jpg)](images/part_u11.jpg) </text:p>
          </table:table-cell>
          <table:table-cell table:style-name="ce2"/>
          <table:table-cell table:number-columns-repeated="2" table:style-name="ce2" office:value-type="string" calcext:value-type="string">
            <text:p>rf chip</text:p>
          </table:table-cell>
          <table:table-cell table:style-name="ce2" office:value-type="string" calcext:value-type="string">
            <text:p>rf chip yichip yc5018</text:p>
          </table:table-cell>
          <table:table-cell office:value-type="string" calcext:value-type="string">
            <text:p>YC5018</text:p>
          </table:table-cell>
          <table:table-cell office:value-type="string" calcext:value-type="string">
            <text:p>C2916804</text:p>
          </table:table-cell>
          <table:table-cell office:value-type="string" calcext:value-type="string">
            <text:p><text:a xlink:href="https://jlcpcb.com/partdetail/Yichip-YC5018/C2916804" xlink:type="simple">https://jlcpcb.com/partdetail/Yichip-YC5018/C2916804</text:a></text:p>
          </table:table-cell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6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7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8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9"/>
          <table:table-cell table:number-columns-repeated="2"/>
          <table:table-cell table:style-name="ce2" table:number-columns-repeated="16375"/>
        </table:table-row>
        <table:table-row table:style-name="ro1" table:number-rows-repeated="3">
          <table:table-cell table:style-name="ce2" table:number-columns-repeated="6"/>
          <table:table-cell table:style-name="ce10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1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2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3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4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5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2"/>
          <table:table-cell table:style-name="ce2" table:number-columns-repeated="16375"/>
        </table:table-row>
        <table:table-row table:style-name="ro1" table:number-rows-repeated="2">
          <table:table-cell table:style-name="ce2" table:number-columns-repeated="6"/>
          <table:table-cell table:style-name="ce1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7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8"/>
          <table:table-cell table:number-columns-repeated="2"/>
          <table:table-cell table:style-name="ce2" table:number-columns-repeated="16375"/>
        </table:table-row>
        <table:table-row table:style-name="ro1" table:number-rows-repeated="2">
          <table:table-cell table:style-name="ce2" table:number-columns-repeated="6"/>
          <table:table-cell table:style-name="ce16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8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6"/>
          <table:table-cell table:number-columns-repeated="2"/>
          <table:table-cell table:style-name="ce2" table:number-columns-repeated="16375"/>
        </table:table-row>
        <table:table-row table:style-name="ro1">
          <table:table-cell table:style-name="ce2" table:number-columns-repeated="6"/>
          <table:table-cell table:style-name="ce13"/>
          <table:table-cell table:number-columns-repeated="2"/>
          <table:table-cell table:style-name="ce2" table:number-columns-repeated="16375"/>
        </table:table-row>
        <table:table-row table:style-name="ro1" table:number-rows-repeated="65">
          <table:table-cell table:style-name="ce2" table:number-columns-repeated="6"/>
          <table:table-cell table:number-columns-repeated="3"/>
          <table:table-cell table:style-name="ce2" table:number-columns-repeated="16375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6:36:25.2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7T16:37:12.746000000</dc:date>
    <meta:editing-duration>PT3H25M45S</meta:editing-duration>
    <meta:editing-cycles>24</meta:editing-cycles>
    <meta:generator>LibreOffice/7.6.0.3$Windows_X86_64 LibreOffice_project/69edd8b8ebc41d00b4de3915dc82f8f0fc3b6265</meta:generator>
    <meta:document-statistic meta:table-count="1" meta:cell-count="41" meta:object-count="0"/>
  </office:meta>
</office:document-meta>
</file>